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25b0" officeooo:paragraph-rsid="000425b0"/>
    </style:style>
    <style:style style:name="P2" style:family="paragraph" style:parent-style-name="Standard">
      <style:paragraph-properties fo:break-before="page"/>
      <style:text-properties officeooo:rsid="00043e60" officeooo:paragraph-rsid="00043e60"/>
    </style:style>
    <style:style style:name="T1" style:family="text">
      <style:text-properties officeooo:rsid="00043e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ument <text:span text:style-name="T1">page 1</text:span></text:p>
      <text:p text:style-name="P1"/>
      <text:p text:style-name="P2">Test document pag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08:24:40.988559790</meta:creation-date>
    <dc:date>2020-05-10T09:09:05.946441127</dc:date>
    <meta:editing-duration>PT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" meta:word-count="8" meta:character-count="40" meta:non-whitespace-character-count="34"/>
  </office:meta>
</office:document-meta>
</file>